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.55cm" fo:min-width="6.417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fill="none" fo:min-height="1.9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827cm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614cm" fo:min-width="15.15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591cm"/>
    </style:style>
    <style:style style:name="gr7" style:family="graphic" style:parent-style-name="standard">
      <style:graphic-properties draw:textarea-horizontal-align="justify" draw:textarea-vertical-align="middle" draw:auto-grow-height="false" fo:min-height="1.648cm" fo:min-width="0.1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98cm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3.433cm" fo:min-width="14.09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0" style:family="graphic" style:parent-style-name="standard">
      <style:graphic-properties draw:stroke="none" draw:fill="none" fo:min-height="3.217cm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7.879cm" fo:min-width="18.58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2" style:family="graphic" style:parent-style-name="standard">
      <style:graphic-properties draw:stroke="none" draw:fill="none" fo:min-height="9.277cm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13.752cm" fo:min-width="24.97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fill="none" fo:min-height="14.764cm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376cm" fo:min-width="15.11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16" style:family="graphic" style:parent-style-name="standard">
      <style:graphic-properties draw:stroke="none" draw:fill="none" fo:min-height="5.545cm"/>
    </style:style>
    <style:style style:name="gr17" style:family="graphic" style:parent-style-name="standard">
      <style:graphic-properties draw:stroke="none" draw:fill="none" fo:min-height="3.826cm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.224cm" fo:min-width="0cm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2.873cm" fo:min-width="26.10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0" style:family="graphic" style:parent-style-name="standard">
      <style:graphic-properties draw:stroke="none" draw:fill="none" fo:min-height="5.008cm"/>
    </style:style>
    <style:style style:name="gr2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3.075cm"/>
    </style:style>
    <style:style style:name="gr22" style:family="graphic" style:parent-style-name="standard">
      <style:graphic-properties draw:fill-color="#e6e6e6" draw:textarea-horizontal-align="justify" draw:textarea-vertical-align="middle" draw:auto-grow-height="false" fo:min-height="1.345cm" fo:min-width="2.592cm"/>
    </style:style>
    <style:style style:name="gr2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4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27cm" fo:min-width="2.315cm"/>
    </style:style>
    <style:style style:name="gr25" style:family="graphic" style:parent-style-name="standard">
      <style:graphic-properties draw:fill-color="#e6e6e6" draw:textarea-horizontal-align="justify" draw:textarea-vertical-align="middle" draw:auto-grow-height="false" fo:min-height="1.206cm" fo:min-width="8.36cm"/>
    </style:style>
    <style:style style:name="gr26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927cm" fo:min-width="12.812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1.294cm" fo:min-width="8.36cm"/>
    </style:style>
    <style:style style:name="gr28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0.603cm" fo:min-width="5.359cm"/>
    </style:style>
    <style:style style:name="gr29" style:family="graphic" style:parent-style-name="standard">
      <style:graphic-properties draw:fill-color="#e6e6e6" draw:textarea-horizontal-align="justify" draw:textarea-vertical-align="middle" draw:auto-grow-height="false" fo:min-height="1.3cm" fo:min-width="8.36cm"/>
    </style:style>
    <style:style style:name="gr3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4.288cm" fo:min-width="26.366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fill="none" fo:min-height="3.961cm"/>
    </style:style>
    <style:style style:name="gr32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496cm" fo:min-width="25.226cm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 fo:min-height="0.857cm" fo:min-width="6.535cm"/>
    </style:style>
    <style:style style:name="gr34" style:family="graphic" style:parent-style-name="standard">
      <style:graphic-properties draw:stroke="dash" draw:stroke-dash="Ultrafine_20_Dashed" svg:stroke-color="#0000ff" draw:fill="none" draw:textarea-horizontal-align="justify" draw:textarea-vertical-align="middle" draw:auto-grow-height="false" fo:min-height="1.665cm" fo:min-width="22.018cm"/>
    </style:style>
    <style:style style:name="gr35" style:family="graphic" style:parent-style-name="standard">
      <style:graphic-properties draw:fill-color="#e6e6e6" draw:textarea-horizontal-align="justify" draw:textarea-vertical-align="middle" draw:auto-grow-height="false" fo:min-height="0.857cm" fo:min-width="11.913cm"/>
    </style:style>
    <style:style style:name="gr36" style:family="graphic" style:parent-style-name="objectwithoutfill">
      <style:graphic-properties draw:stroke="dash" draw:stroke-dash="Ultrafine_20_Dashed" svg:stroke-color="#0000ff"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Ultrafine_20_Dashed" svg:stroke-color="#008000" draw:fill="none" draw:textarea-horizontal-align="justify" draw:textarea-vertical-align="middle" draw:auto-grow-height="false" fo:min-height="0.651cm" fo:min-width="5.269cm"/>
    </style:style>
    <style:style style:name="gr38" style:family="graphic" style:parent-style-name="standard">
      <style:graphic-properties draw:fill-color="#e6e6e6" draw:textarea-horizontal-align="justify" draw:textarea-vertical-align="middle" draw:auto-grow-height="false" fo:min-height="0.857cm" fo:min-width="9.743cm"/>
    </style:style>
    <style:style style:name="gr39" style:family="graphic" style:parent-style-name="objectwithoutfill">
      <style:graphic-properties draw:stroke="dash" draw:stroke-dash="Ultrafine_20_Dashed" svg:stroke-color="#008000" draw:fill="none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svg:stroke-color="#804c19" draw:fill="none" draw:textarea-horizontal-align="justify" draw:textarea-vertical-align="middle" draw:auto-grow-height="false" fo:min-height="0.281cm" fo:min-width="0.423cm"/>
    </style:style>
    <style:style style:name="gr41" style:family="graphic" style:parent-style-name="standard">
      <style:graphic-properties draw:fill-color="#e6e6e6" draw:textarea-horizontal-align="justify" draw:textarea-vertical-align="middle" draw:auto-grow-height="false" fo:min-height="1.155cm" fo:min-width="8.245cm"/>
    </style:style>
    <style:style style:name="gr42" style:family="graphic" style:parent-style-name="objectwithoutfill">
      <style:graphic-properties draw:stroke="dash" draw:stroke-dash="Ultrafine_20_Dashed" svg:stroke-color="#804c19" draw:fill="none" draw:textarea-horizontal-align="center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177cm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4.461cm" style:use-optimal-column-width="false"/>
    </style:style>
    <style:style style:name="co2" style:family="table-column">
      <style:table-column-properties style:column-width="10.263cm" style:use-optimal-column-width="false"/>
    </style:style>
    <style:style style:name="co3" style:family="table-column">
      <style:table-column-properties style:column-width="10.475cm" style:use-optimal-column-width="false"/>
    </style:style>
    <style:style style:name="co4" style:family="table-column">
      <style:table-column-properties style:column-width="7.795cm" style:use-optimal-column-width="false"/>
    </style:style>
    <style:style style:name="co5" style:family="table-column">
      <style:table-column-properties style:column-width="18.10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481cm"/>
    </style:style>
    <style:style style:name="ro3" style:family="table-row">
      <style:table-row-properties style:row-height="1.303cm"/>
    </style:style>
    <style:style style:name="ro4" style:family="table-row">
      <style:table-row-properties style:row-height="1.518cm"/>
    </style:style>
    <style:style style:name="ro5" style:family="table-row">
      <style:table-row-properties style:row-height="1.306cm"/>
    </style:style>
    <style:style style:name="ce1" style:family="table-cell">
      <loext:graphic-properties style:repeat="repeat"/>
      <style:text-properties style:font-name="Arial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style:repeat="repeat"/>
      <style:text-properties style:font-name="Arial" fo:font-size="22pt" style:font-size-asian="22pt" style:font-size-complex="22pt"/>
    </style:style>
    <style:style style:name="ce3" style:family="table-cell">
      <loext:graphic-properties style:repeat="repeat"/>
      <style:text-properties style:font-name="Monaco" fo:font-size="22pt" style:font-size-asian="22pt" style:font-size-complex="22pt"/>
    </style:style>
    <style:style style:name="ce4" style:family="table-cell">
      <loext:graphic-properties style:repeat="repeat"/>
      <style:text-properties fo:font-size="22pt" style:font-size-asian="22pt" style:font-size-complex="22pt"/>
    </style:style>
    <style:style style:name="ce5" style:family="table-cell">
      <loext:graphic-properties style:repeat="repeat"/>
      <style:text-properties style:font-name="Arial" fo:font-size="22pt" fo:font-weight="bold" style:font-size-asian="22pt" style:font-weight-asian="bold" style:font-size-complex="22pt" style:font-weight-complex="bold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cc"/>
      <style:paragraph-properties style:writing-mode="lr-tb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ff"/>
    </style:style>
    <style:style style:name="P9" style:family="paragraph">
      <loext:graphic-properties draw:fill="none"/>
      <style:paragraph-properties style:text-autospace="none"/>
      <style:text-properties style:font-name="Monaco1" fo:font-size="22pt" style:font-name-asian="Monaco1" style:font-size-asian="22pt" style:font-name-complex="Monaco1" style:font-size-complex="22pt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fo:margin-top="0.42cm" fo:margin-bottom="0.35cm" fo:text-align="start"/>
      <style:text-properties style:font-name="Monaco2" fo:font-size="18pt" style:font-size-asian="10pt" style:font-size-complex="1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margin-top="0.42cm" fo:margin-bottom="0.35cm" fo:text-align="start"/>
      <style:text-properties style:font-name="Monaco" fo:font-size="16pt" style:font-size-asian="16pt" style:font-size-complex="16pt"/>
    </style:style>
    <style:style style:name="P16" style:family="paragraph">
      <loext:graphic-properties draw:fill="none"/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e6e6e6"/>
      <style:paragraph-properties fo:text-align="center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fo:color="#000080" style:font-name="Arial"/>
    </style:style>
    <style:style style:name="T5" style:family="text">
      <style:text-properties style:font-name="Arial" fo:font-size="28pt" fo:font-style="italic" style:font-size-asian="28pt" style:font-style-asian="italic" style:font-size-complex="28pt" style:font-style-complex="italic"/>
    </style:style>
    <style:style style:name="T6" style:family="text">
      <style:text-properties style:font-name="Arial" fo:font-size="28pt" fo:font-style="normal" style:font-size-asian="28pt" style:font-style-asian="normal" style:font-size-complex="28pt" style:font-style-complex="normal"/>
    </style:style>
    <style:style style:name="T7" style:family="text">
      <style:text-properties style:font-name="Arial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font-name="Monaco"/>
    </style:style>
    <style:style style:name="T9" style:family="text">
      <style:text-properties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0" style:family="text">
      <style:text-properties fo:color="#8b008b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1" style:family="text">
      <style:text-properties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line-through-type="none" style:font-name="Monaco1" fo:font-size="22pt" fo:font-style="normal" fo:text-shadow="none" style:text-underline-style="none" fo:font-weight="normal" style:letter-kerning="true" style:font-name-asian="Monaco1" style:font-size-asian="22pt" style:font-style-asian="normal" style:font-weight-asian="normal" style:font-name-complex="Monaco1" style:font-size-complex="22pt" style:font-style-complex="normal" style:font-weight-complex="normal" style:text-emphasize="none" style:font-relief="none"/>
    </style:style>
    <style:style style:name="T13" style:family="text">
      <style:text-properties fo:color="#0000ff"/>
    </style:style>
    <style:style style:name="T14" style:family="text">
      <style:text-properties fo:color="#7b0052" style:font-name="Monaco1" fo:font-size="22pt" fo:font-weight="bold" style:font-name-asian="Monaco1" style:font-size-asian="22pt" style:font-weight-asian="bold" style:font-name-complex="Monaco1" style:font-size-complex="22pt" style:font-weight-complex="bold"/>
    </style:style>
    <style:style style:name="T15" style:family="text">
      <style:text-properties style:font-name="Monaco1" fo:font-size="22pt" style:font-name-asian="Monaco1" style:font-size-asian="22pt" style:font-name-complex="Monaco1" style:font-size-complex="22pt"/>
    </style:style>
    <style:style style:name="T16" style:family="text">
      <style:text-properties fo:color="#000000" style:font-name="Monaco1" fo:font-size="22pt" style:font-name-asian="Monaco1" style:font-size-asian="22pt" style:font-name-complex="Monaco1" style:font-size-complex="22pt"/>
    </style:style>
    <style:style style:name="T17" style:family="text">
      <style:text-properties fo:color="#0000ff" style:font-name="Monaco1" fo:font-size="22pt" style:font-name-asian="Monaco1" style:font-size-asian="22pt" style:font-name-complex="Monaco1" style:font-size-complex="22pt"/>
    </style:style>
    <style:style style:name="T18" style:family="text">
      <style:text-properties fo:color="#800000" style:font-name="Monaco" fo:font-size="18pt" fo:font-weight="bold" style:font-size-asian="10pt" style:font-weight-asian="bold" style:font-size-complex="10pt" style:font-weight-complex="bold"/>
    </style:style>
    <style:style style:name="T19" style:family="text">
      <style:text-properties style:font-name="Monaco" fo:font-size="18pt" style:font-size-asian="10pt" style:font-size-complex="10pt"/>
    </style:style>
    <style:style style:name="T20" style:family="text">
      <style:text-properties fo:color="#800000" style:font-name="Monaco2" fo:font-size="18pt" style:font-size-asian="10pt" style:font-size-complex="10pt"/>
    </style:style>
    <style:style style:name="T21" style:family="text">
      <style:text-properties style:font-name="Monaco2" fo:font-size="18pt" style:font-size-asian="10pt" style:font-size-complex="10pt"/>
    </style:style>
    <style:style style:name="T22" style:family="text">
      <style:text-properties fo:color="#0000ff" style:font-name="Monaco2" fo:font-size="18pt" style:font-size-asian="10pt" style:font-size-complex="10pt"/>
    </style:style>
    <style:style style:name="T23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4" style:family="text">
      <style:text-properties style:font-name="Monaco" fo:font-size="16pt" style:font-name-asian="Monaco1" style:font-size-asian="16pt" style:font-name-complex="Monaco1" style:font-size-complex="16pt"/>
    </style:style>
    <style:style style:name="T2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26" style:family="text">
      <style:text-properties fo:color="#8b008b" style:font-name="Monaco1" fo:font-size="16pt" style:font-name-asian="Monaco1" style:font-size-asian="16pt" style:font-name-complex="Monaco1" style:font-size-complex="16pt"/>
    </style:style>
    <style:style style:name="T27" style:family="text">
      <style:text-properties fo:color="#808080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8" style:family="text">
      <style:text-properties fo:color="#528d73" style:font-name="Monaco1" fo:font-size="16pt" fo:font-style="italic" style:font-name-asian="Monaco1" style:font-size-asian="16pt" style:font-style-asian="italic" style:font-name-complex="Monaco1" style:font-size-complex="16pt" style:font-style-complex="italic"/>
    </style:style>
    <style:style style:name="T29" style:family="text">
      <style:text-properties style:font-name="Monaco" fo:font-size="16pt" style:font-name-asian="Liberation Mono1" style:font-size-asian="16pt" style:font-name-complex="Liberation Mono1" style:font-size-complex="16pt"/>
    </style:style>
    <style:style style:name="T30" style:family="text">
      <style:text-properties fo:color="#7b0052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1" style:family="text">
      <style:text-properties style:font-name="Monaco1" fo:font-size="18pt" style:font-name-asian="Monaco1" style:font-size-asian="18pt" style:font-name-complex="Monaco1" style:font-size-complex="18pt"/>
    </style:style>
    <style:style style:name="T32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33" style:family="text">
      <style:text-properties fo:color="#8b008b" style:font-name="Monaco1" fo:font-size="18pt" style:font-name-asian="Monaco1" style:font-size-asian="18pt" style:font-name-complex="Monaco1" style:font-size-complex="18pt"/>
    </style:style>
    <style:style style:name="T34" style:family="text">
      <style:text-properties fo:color="#808080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5" style:family="text">
      <style:text-properties fo:color="#295f94" style:font-name="Monaco1" fo:font-size="18pt" fo:font-style="italic" style:font-name-asian="Monaco1" style:font-size-asian="18pt" style:font-style-asian="italic" style:font-name-complex="Monaco1" style:font-size-complex="18pt" style:font-style-complex="italic"/>
    </style:style>
    <style:style style:name="T36" style:family="text">
      <style:text-properties fo:color="#800000" style:font-name="Monaco1" fo:font-size="18pt" style:font-name-asian="Monaco1" style:font-size-asian="18pt" style:font-name-complex="Monaco1" style:font-size-complex="18pt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39" style:family="text">
      <style:text-properties style:font-name="Arial" fo:font-size="22pt" style:font-size-asian="22pt" style:font-size-complex="22pt"/>
    </style:style>
    <style:style style:name="T40" style:family="text">
      <style:text-properties style:font-name="Monaco" fo:font-size="22pt" style:font-size-asian="22pt" style:font-size-complex="22pt"/>
    </style:style>
    <style:style style:name="T41" style:family="text">
      <style:text-properties fo:color="#800000" style:font-name="Monaco" fo:font-size="22pt" style:font-size-asian="22pt" style:font-size-complex="22pt"/>
    </style:style>
    <style:style style:name="T42" style:family="text">
      <style:text-properties style:font-name="Monaco" fo:font-size="18pt" style:font-size-asian="18pt" style:font-size-complex="18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Hack Your Javascript</text:span><text:span text:style-name="T4"><text:line-break/></text:span><text:span text:style-name="T5"><text:line-break/></text:span><text:span text:style-name="T6">Paul Klint</text:span><text:span text:style-name="T6"><text:line-break/></text:span><text:span text:style-name="T6">Jouke Stoel</text:span><text:span text:style-name="T6"><text:line-break/></text:span><text:span text:style-name="T6">Tijs van der Storm</text:span><text:span text:style-name="T6"><text:line-break/></text:span><text:span text:style-name="T6"><text:line-break/>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Extension by Desugar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ascal provides extensive support for lexical and context-free grammars; nonterminals seamlessly integrated with Rascal type system</text:p>
              </text:list-item>
              <text:list-item>
                <text:p>Parsers are generated on the fly</text:p>
              </text:list-item>
              <text:list-item>
                <text:p>We give a Javascript grammar and in the exercises you create SweeterJS (<text:span text:style-name="T8">.sjs</text:span>): Javascript with some language exten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 Statement</text:p>
          </draw:text-box>
        </draw:frame>
        <draw:custom-shape draw:style-name="gr2" draw:text-style-name="P4" draw:layer="layout" svg:width="6.953cm" svg:height="1.846cm" svg:x="9.613cm" svg:y="4.79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1.951cm" svg:height="2.183cm" svg:x="9.229cm" svg:y="5.103cm">
          <draw:text-box>
            <text:p text:style-name="P5"><text:span text:style-name="T9"><text:s/></text:span><text:span text:style-name="T10">debug</text:span><text:span text:style-name="T11"> </text:span><text:span text:style-name="T12">"Hello";</text:span></text:p>
          </draw:text-box>
        </draw:frame>
        <draw:frame draw:style-name="gr4" draw:text-style-name="P8" draw:layer="layout" svg:width="6.327cm" svg:height="1.657cm" svg:x="0.439cm" svg:y="5.123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7" draw:id="id17">
          <draw:g>
            <draw:custom-shape draw:style-name="gr5" draw:text-style-name="P4" draw:layer="layout" svg:width="15.708cm" svg:height="2.93cm" svg:x="7.664cm" svg:y="10.521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9" draw:layer="layout" svg:width="16.104cm" svg:height="2.183cm" svg:x="8.192cm" svg:y="10.934cm">
              <draw:text-box>
                <text:p text:style-name="P5"><text:span text:style-name="T14">if</text:span><text:span text:style-name="T15"> </text:span><text:span text:style-name="T16">(</text:span><text:span text:style-name="T15">DEBUG_FLAG</text:span><text:span text:style-name="T16">)</text:span><text:span text:style-name="T15"> </text:span></text:p>
                <text:p text:style-name="P5"><text:span text:style-name="T15"><text:s text:c="3"/></text:span><text:span text:style-name="T15">console</text:span><text:span text:style-name="T16">.</text:span><text:span text:style-name="T15">log</text:span><text:span text:style-name="T16">(</text:span><text:span text:style-name="T15">"</text:span><text:span text:style-name="T17">DEBUG: Hello</text:span><text:span text:style-name="T15">"</text:span><text:span text:style-name="T16">);</text:span></text:p>
              </draw:text-box>
            </draw:frame>
          </draw:g>
          <draw:frame draw:style-name="gr6" draw:text-style-name="P10" draw:layer="layout" svg:width="5.091cm" svg:height="1.657cm" svg:x="1.172cm" svg:y="11.399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2.637cm" svg:y="7.86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3.837cm" svg:y="8.282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ry Extension</text:p>
          </draw:text-box>
        </draw:frame>
        <draw:g>
          <draw:custom-shape draw:style-name="gr9" draw:text-style-name="P4" draw:layer="layout" svg:width="14.668cm" svg:height="3.765cm" svg:x="9.462cm" svg:y="4.287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3" draw:layer="layout" svg:width="14.508cm" svg:height="3.467cm" svg:x="9.599cm" svg:y="4.245cm">
            <draw:text-box>
              <text:p text:style-name="P12"><text:span text:style-name="T18">var</text:span><text:span text:style-name="T19"> q = </text:span><text:span text:style-name="T18">select</text:span><text:span text:style-name="T19"> FirstName, LastName </text:span></text:p>
              <text:p text:style-name="P12"><text:span text:style-name="T19"><text:s text:c="8"/></text:span><text:span text:style-name="T18">from</text:span><text:span text:style-name="T19"> myList </text:span></text:p>
              <text:p text:style-name="P12"><text:span text:style-name="T19"><text:s text:c="8"/></text:span><text:span text:style-name="T18">where</text:span><text:span text:style-name="T19"> FirstName === "Chris"; </text:span></text:p>
            </draw:text-box>
          </draw:frame>
        </draw:g>
        <draw:frame draw:style-name="gr4" draw:text-style-name="P8" draw:layer="layout" svg:width="6.327cm" svg:height="1.657cm" svg:x="0.438cm" svg:y="5.122cm">
          <draw:text-box>
            <text:p text:style-name="P7"><text:span text:style-name="T13">SweeterJS</text:span></text:p>
            <text:p text:style-name="P7"><text:span text:style-name="T13">(extended language)</text:span></text:p>
          </draw:text-box>
        </draw:frame>
        <draw:g xml:id="id18" draw:id="id18">
          <draw:g>
            <draw:custom-shape draw:style-name="gr11" draw:text-style-name="P4" draw:layer="layout" svg:width="19.246cm" svg:height="8.299cm" svg:x="7.173cm" svg:y="10.805cm">
              <text:p/>
  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18.271cm" svg:height="9.527cm" svg:x="7.569cm" svg:y="10.829cm">
              <draw:text-box>
                <text:p text:style-name="P12"><text:span text:style-name="T20">var</text:span><text:span text:style-name="T21"> q = JSLINQ(myList) </text:span></text:p>
                <text:p text:style-name="P12"><text:span text:style-name="T21"><text:s text:c="8"/></text:span><text:span text:style-name="T21">.Where(</text:span><text:span text:style-name="T20">function</text:span><text:span text:style-name="T21">(item) { </text:span></text:p>
                <text:p text:style-name="P12"><text:span text:style-name="T21"><text:s text:c="12"/></text:span><text:span text:style-name="T20">return</text:span><text:span text:style-name="T21"> item.FirstName === </text:span><text:span text:style-name="T22">"Chris"</text:span><text:span text:style-name="T21">; </text:span></text:p>
                <text:p text:style-name="P12"><text:span text:style-name="T21"><text:s text:c="9"/></text:span><text:span text:style-name="T21">}) </text:span></text:p>
                <text:p text:style-name="P12"><text:span text:style-name="T21"><text:s text:c="8"/></text:span><text:span text:style-name="T21">.Select(</text:span><text:span text:style-name="T20">function</text:span><text:span text:style-name="T21"> (item) {</text:span></text:p>
                <text:p text:style-name="P12"><text:span text:style-name="T21"><text:s text:c="12"/></text:span><text:span text:style-name="T20">return</text:span><text:span text:style-name="T21"> {FirstName: item.FirstName} </text:span></text:p>
                <text:p text:style-name="P12"><text:span text:style-name="T21"><text:s text:c="8"/></text:span><text:span text:style-name="T21">}); </text:span></text:p>
                <text:p text:style-name="P12"><text:span text:style-name="T21"/></text:p>
              </draw:text-box>
            </draw:frame>
          </draw:g>
          <draw:frame draw:style-name="gr6" draw:text-style-name="P10" draw:layer="layout" svg:width="5.091cm" svg:height="1.657cm" svg:x="1.056cm" svg:y="13.728cm">
            <draw:text-box>
              <text:p text:style-name="P7"><text:span text:style-name="T13">JavaScript</text:span></text:p>
              <text:p><text:span text:style-name="T13">(base language)</text:span></text:p>
            </draw:text-box>
          </draw:frame>
          <draw:g>
            <draw:custom-shape draw:style-name="gr7" draw:text-style-name="P7" draw:layer="layout" svg:width="1.223cm" svg:height="2.169cm" svg:x="15.821cm" svg:y="8.49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frame draw:style-name="gr8" draw:text-style-name="P11" draw:layer="layout" svg:width="2.898cm" svg:height="0.954cm" svg:x="17.021cm" svg:y="8.905cm">
              <draw:text-box>
                <text:p>Desugar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Define a Desugaring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tend base grammar with new constructs</text:p>
              </text:list-item>
              <text:list-item>
                <text:p>Transform from extended grammar to base grammar</text:p>
              </text:list-item>
              <text:list-item>
                <text:p>Apply the transformation</text:p>
                <text:list>
                  <text:list-item>
                    <text:p>Taken care of when you save a <text:span text:style-name="T8">.sjs</text:span> file</text:p>
                  </text:list-item>
                  <text:list-item>
                    <text:p>The magic is in the framework that applies the transformation (in <text:span text:style-name="T8">src/javascript</text:span>): <text:s text:c="2"/></text:p>
                    <text:list>
                      <text:list-item>
                        <text:p><text:span text:style-name="T8">Syntax.rsc</text:span> (Javascript grammar)</text:p>
                      </text:list-item>
                      <text:list-item>
                        <text:p><text:span text:style-name="T8">Desugar.rsc</text:span> (default desugar function)</text:p>
                      </text:list-item>
                      <text:list-item>
                        <text:p><text:span text:style-name="T8">Plugin.rsc</text:span> (Eclipse plugin for SweeterJavascrip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draw:custom-shape draw:style-name="gr13" draw:text-style-name="P4" draw:layer="layout" svg:width="25.754cm" svg:height="14.29cm" svg:x="1.263cm" svg:y="4.95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Base grammar: Javascript</text:p>
          </draw:text-box>
        </draw:frame>
        <draw:frame draw:style-name="gr14" draw:text-style-name="P15" draw:layer="layout" svg:width="26.554cm" svg:height="15.014cm" svg:x="1.419cm" svg:y="4.936cm">
          <draw:text-box>
            <text:p text:style-name="P5"><text:span text:style-name="T23">start</text:span><text:span text:style-name="T24"> </text:span><text:span text:style-name="T23">syntax</text:span><text:span text:style-name="T24"> Source </text:span></text:p>
            <text:p text:style-name="P5"><text:span text:style-name="T24"><text:s text:c="2"/></text:span><text:span text:style-name="T25">=</text:span><text:span text:style-name="T24"> source</text:span><text:span text:style-name="T25">:</text:span><text:span text:style-name="T24"> Statement</text:span><text:span text:style-name="T25">*</text:span></text:p>
            <text:p text:style-name="P5"><text:span text:style-name="T24"><text:s text:c="2"/></text:span><text:span text:style-name="T25">;</text:span></text:p>
            <text:p text:style-name="P5"><text:span text:style-name="T24"/></text:p>
            <text:p text:style-name="P5"><text:span text:style-name="T23">syntax</text:span><text:span text:style-name="T24"> Statement </text:span></text:p>
            <text:p text:style-name="P5"><text:span text:style-name="T24"><text:s text:c="2"/></text:span><text:span text:style-name="T25">=</text:span><text:span text:style-name="T24"> varDecl</text:span><text:span text:style-name="T25">:</text:span><text:span text:style-name="T24"> VarDecl</text:span></text:p>
            <text:p text:style-name="P5"><text:span text:style-name="T24"><text:s text:c="2"/></text:span><text:span text:style-name="T25">|</text:span><text:span text:style-name="T24"> empty</text:span><text:span text:style-name="T25">: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block</text:span><text:span text:style-name="T25">:</text:span><text:span text:style-name="T24"> </text:span><text:span text:style-name="T26">"{"</text:span><text:span text:style-name="T24"> Statement</text:span><text:span text:style-name="T25">*</text:span><text:span text:style-name="T24"> </text:span><text:span text:style-name="T26">"}"</text:span><text:span text:style-name="T24"> </text:span></text:p>
            <text:p text:style-name="P5"><text:span text:style-name="T24"><text:s text:c="2"/></text:span><text:span text:style-name="T25">|</text:span><text:span text:style-name="T24"> expression</text:span><text:span text:style-name="T25">:</text:span><text:span text:style-name="T24"> Expression</text:span><text:span text:style-name="T25">!</text:span><text:span text:style-name="T27">function</text:span><text:span text:style-name="T24"> </text:span><text:span text:style-name="T26">";"</text:span></text:p>
            <text:p text:style-name="P5"><text:span text:style-name="T24"><text:s text:c="2"/></text:span></text:p>
            <text:p text:style-name="P5"><text:span text:style-name="T24"><text:s text:c="2"/></text:span><text:span text:style-name="T28">// Block level things</text:span></text:p>
            <text:p text:style-name="P5"><text:span text:style-name="T24"><text:s text:c="2"/></text:span><text:span text:style-name="T25">|</text:span><text:span text:style-name="T24"> function</text:span><text:span text:style-name="T25">:</text:span><text:span text:style-name="T24"> Function</text:span></text:p>
            <text:p text:style-name="P5"><text:span text:style-name="T24"><text:s text:c="2"/></text:span><text:span text:style-name="T25">|</text:span><text:span text:style-name="T24"> ifThen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5">()</text:span><text:span text:style-name="T24"> </text:span><text:span text:style-name="T25">!&gt;&gt;</text:span><text:span text:style-name="T24"> </text:span><text:span text:style-name="T26">"else"</text:span><text:span text:style-name="T24"> </text:span></text:p>
            <text:p text:style-name="P5"><text:span text:style-name="T24"><text:s text:c="2"/></text:span><text:span text:style-name="T25">|</text:span><text:span text:style-name="T24"> ifThenElse</text:span><text:span text:style-name="T25">:</text:span><text:span text:style-name="T24"> </text:span><text:span text:style-name="T26">"if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 </text:span><text:span text:style-name="T26">"else"</text:span><text:span text:style-name="T24"> Statement</text:span></text:p>
            <text:p text:style-name="P5"><text:span text:style-name="T24"><text:s text:c="2"/></text:span><text:span text:style-name="T25">|</text:span><text:span text:style-name="T24"> doWhile</text:span><text:span text:style-name="T25">:</text:span><text:span text:style-name="T24"> </text:span><text:span text:style-name="T26">"do"</text:span><text:span text:style-name="T24"> Statement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</text:span><text:span text:style-name="T26">";"</text:span></text:p>
            <text:p text:style-name="P5"><text:span text:style-name="T24"><text:s text:c="2"/></text:span><text:span text:style-name="T25">|</text:span><text:span text:style-name="T24"> whileDo</text:span><text:span text:style-name="T25">:</text:span><text:span text:style-name="T24"> </text:span><text:span text:style-name="T26">"while"</text:span><text:span text:style-name="T24"> </text:span><text:span text:style-name="T26">"("</text:span><text:span text:style-name="T24"> Expression </text:span><text:span text:style-name="T27">cond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Expression </text:span><text:span text:style-name="T27">var</text:span><text:span text:style-name="T24">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forInDeclaration</text:span><text:span text:style-name="T25">:</text:span><text:span text:style-name="T24"> </text:span><text:span text:style-name="T26">"for"</text:span><text:span text:style-name="T24"> </text:span><text:span text:style-name="T26">"("</text:span><text:span text:style-name="T24"> </text:span><text:span text:style-name="T26">"var"</text:span><text:span text:style-name="T24"> Id </text:span><text:span text:style-name="T26">"in"</text:span><text:span text:style-name="T24"> Expression </text:span><text:span text:style-name="T27">obj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5">|</text:span><text:span text:style-name="T24"> with</text:span><text:span text:style-name="T25">:</text:span><text:span text:style-name="T24"> </text:span><text:span text:style-name="T26">"with"</text:span><text:span text:style-name="T24"> </text:span><text:span text:style-name="T26">"("</text:span><text:span text:style-name="T24"> Expression </text:span><text:span text:style-name="T27">scope</text:span><text:span text:style-name="T24"> </text:span><text:span text:style-name="T26">")"</text:span><text:span text:style-name="T24"> Statement</text:span></text:p>
            <text:p text:style-name="P5"><text:span text:style-name="T24"><text:s text:c="2"/></text:span><text:span text:style-name="T24">...</text:span></text:p>
            <text:p text:style-name="P14"><text:span text:style-name="T29">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custom-shape draw:style-name="gr15" draw:text-style-name="P4" draw:layer="layout" svg:width="15.708cm" svg:height="4.728cm" svg:x="7.043cm" svg:y="6.02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Extended grammar for <text:line-break/>Debug Statement</text:p>
          </draw:text-box>
        </draw:frame>
        <draw:frame draw:style-name="gr16" draw:text-style-name="P16" draw:layer="layout" svg:width="16.928cm" svg:height="5.795cm" svg:x="7.321cm" svg:y="5.902cm">
          <draw:text-box>
            <text:p text:style-name="P5"><text:span text:style-name="T30">syntax</text:span><text:span text:style-name="T31"> Statement </text:span></text:p>
            <text:p text:style-name="P5"><text:span text:style-name="T31"><text:s text:c="2"/></text:span><text:span text:style-name="T32">=</text:span><text:span text:style-name="T31"> varDecl</text:span><text:span text:style-name="T32">:</text:span><text:span text:style-name="T31"> VarDecl</text:span></text:p>
            <text:p text:style-name="P5"><text:span text:style-name="T31"><text:s text:c="2"/></text:span><text:span text:style-name="T32">|</text:span><text:span text:style-name="T31"> empty</text:span><text:span text:style-name="T32">:</text:span><text:span text:style-name="T31"> </text:span><text:span text:style-name="T33">";"</text:span></text:p>
            <text:p text:style-name="P5"><text:span text:style-name="T31"><text:s text:c="2"/></text:span><text:span text:style-name="T32">|</text:span><text:span text:style-name="T31"> block</text:span><text:span text:style-name="T32">:</text:span><text:span text:style-name="T31"> </text:span><text:span text:style-name="T33">"{"</text:span><text:span text:style-name="T31"> Statement</text:span><text:span text:style-name="T32">*</text:span><text:span text:style-name="T31"> </text:span><text:span text:style-name="T33">"}"</text:span><text:span text:style-name="T31"> </text:span></text:p>
            <text:p text:style-name="P5"><text:span text:style-name="T31"><text:s text:c="2"/></text:span><text:span text:style-name="T32">|</text:span><text:span text:style-name="T31"> expression</text:span><text:span text:style-name="T32">:</text:span><text:span text:style-name="T31"> Expression</text:span><text:span text:style-name="T32">!</text:span><text:span text:style-name="T34">function</text:span><text:span text:style-name="T31"> </text:span><text:span text:style-name="T33">";"</text:span></text:p>
            <text:p text:style-name="P5"><text:span text:style-name="T32">...</text:span></text:p>
          </draw:text-box>
        </draw:frame>
        <draw:frame draw:style-name="gr6" draw:text-style-name="P10" draw:layer="layout" svg:width="5.091cm" svg:height="1.657cm" svg:x="0.896cm" svg:y="6.486cm">
          <draw:text-box>
            <text:p text:style-name="P7"><text:span text:style-name="T13">JavaScript</text:span></text:p>
            <text:p><text:span text:style-name="T13">(base language)</text:span></text:p>
          </draw:text-box>
        </draw:frame>
        <draw:g xml:id="id19" draw:id="id19">
          <draw:custom-shape draw:style-name="gr5" draw:text-style-name="P4" draw:layer="layout" svg:width="15.708cm" svg:height="2.93cm" svg:x="7.26cm" svg:y="13.556cm">
            <text:p/>
  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12.845cm" svg:height="4.076cm" svg:x="7.537cm" svg:y="13.422cm">
            <draw:text-box>
              <text:p text:style-name="P5"><text:span text:style-name="T30">syntax</text:span><text:span text:style-name="T31"> Statement</text:span></text:p>
              <text:p text:style-name="P5"><text:span text:style-name="T31"><text:s text:c="2"/></text:span><text:span text:style-name="T32">=</text:span><text:span text:style-name="T31"> </text:span><text:span text:style-name="T33">"debug"</text:span><text:span text:style-name="T31"> Expression </text:span><text:span text:style-name="T33">";"</text:span></text:p>
              <text:p text:style-name="P5"><text:span text:style-name="T31"><text:s text:c="2"/></text:span><text:span text:style-name="T32">;</text:span></text:p>
            </draw:text-box>
          </draw:frame>
          <draw:frame draw:style-name="gr4" draw:text-style-name="P8" draw:layer="layout" svg:width="6.327cm" svg:height="1.657cm" svg:x="0.532cm" svg:y="13.983cm">
            <draw:text-box>
              <text:p text:style-name="P7"><text:span text:style-name="T13">SweeterJS</text:span></text:p>
              <text:p text:style-name="P7"><text:span text:style-name="T13">(extended language)</text:span></text:p>
            </draw:text-box>
          </draw:frame>
          <draw:custom-shape draw:style-name="gr18" draw:text-style-name="P17" draw:layer="layout" svg:width="0.854cm" svg:height="0.9cm" svg:x="14.073cm" svg:y="11.9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19" draw:text-style-name="P4" draw:layer="layout" svg:width="26.668cm" svg:height="3.195cm" svg:x="0.719cm" svg:y="7.257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Desugaring for Debug Statement</text:p>
          </draw:text-box>
        </draw:frame>
        <draw:frame draw:style-name="gr20" draw:text-style-name="P16" draw:layer="layout" svg:width="27.065cm" svg:height="5.258cm" svg:x="0.714cm" svg:y="7.593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1"><text:s text:c="2"/></text:span><text:span text:style-name="T36">r</text:span><text:span text:style-name="T30">eturn</text:span><text:span text:style-name="T31"> ...</text:span><text:span text:style-name="T32">;</text:span></text:p>
            <text:p text:style-name="P5"><text:span text:style-name="T32">}</text:span></text:p>
          </draw:text-box>
        </draw:frame>
        <draw:g xml:id="id21" draw:id="id21">
          <draw:custom-shape draw:style-name="gr21" draw:text-style-name="P18" xml:id="id1" draw:id="id1" draw:layer="layout" svg:width="3.575cm" svg:height="0.877cm" svg:x="0.97cm" svg:y="7.68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9" xml:id="id2" draw:id="id2" draw:layer="layout" svg:width="3.092cm" svg:height="1.595cm" svg:x="1.199cm" svg:y="4.081cm">
            <text:p text:style-name="P7">Returns a </text:p>
            <text:p text:style-name="P7">Statement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2.757cm" svg:y1="7.682cm" svg:x2="2.745cm" svg:y2="5.676cm" draw:start-shape="id1" draw:start-glue-point="0" draw:end-shape="id2" draw:end-glue-point="2" svg:d="M2757 7682l-12-2006" svg:viewBox="0 0 13 2007">
            <text:p/>
          </draw:connector>
        </draw:g>
        <draw:g xml:id="id20" draw:id="id20">
          <draw:custom-shape draw:style-name="gr24" draw:text-style-name="P18" xml:id="id3" draw:id="id3" draw:layer="layout" svg:width="2.815cm" svg:height="0.877cm" svg:x="4.684cm" svg:y="7.72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9" xml:id="id4" draw:id="id4" draw:layer="layout" svg:width="8.86cm" svg:height="1.456cm" svg:x="5.168cm" svg:y="4.151cm">
            <text:p text:style-name="P7">Desugar function</text:p>
            <text:p text:style-name="P7">(automatically called by plugin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6.091cm" svg:y1="7.729cm" svg:x2="9.598cm" svg:y2="5.607cm" draw:start-shape="id3" draw:start-glue-point="0" draw:end-shape="id4" draw:end-glue-point="2" svg:d="M6091 7729l3507-2122" svg:viewBox="0 0 3508 2123">
            <text:p/>
          </draw:connector>
        </draw:g>
        <draw:g xml:id="id22" draw:id="id22">
          <draw:custom-shape draw:style-name="gr26" draw:text-style-name="P18" xml:id="id5" draw:id="id5" draw:layer="layout" svg:width="13.312cm" svg:height="1.177cm" svg:x="7.913cm" svg:y="7.61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9" xml:id="id6" draw:id="id6" draw:layer="layout" svg:width="8.86cm" svg:height="1.544cm" svg:x="6.484cm" svg:y="12.067cm">
            <text:p text:style-name="P7">Matches a Statement using </text:p>
            <text:p text:style-name="P7">a <text:span text:style-name="T37">concrete pattern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569cm" svg:y1="8.791cm" svg:x2="10.914cm" svg:y2="12.067cm" draw:start-shape="id5" draw:start-glue-point="2" draw:end-shape="id6" draw:end-glue-point="0" svg:d="M14569 8791l-3655 3276" svg:viewBox="0 0 3656 3277">
            <text:p/>
          </draw:connector>
        </draw:g>
        <draw:g xml:id="id23" draw:id="id23">
          <draw:custom-shape draw:style-name="gr28" draw:text-style-name="P18" xml:id="id7" draw:id="id7" draw:layer="layout" svg:width="5.859cm" svg:height="0.853cm" svg:x="14.675cm" svg:y="7.77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9" xml:id="id8" draw:id="id8" draw:layer="layout" svg:width="8.86cm" svg:height="1.55cm" svg:x="16.129cm" svg:y="12.017cm">
            <text:p text:style-name="P7">Pattern variable <text:span text:style-name="T37">ex</text:span> </text:p>
            <text:p text:style-name="P7">of type Expression (<text:span text:style-name="T37">hole</text:span>)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7.604cm" svg:y1="8.629cm" svg:x2="20.559cm" svg:y2="12.017cm" draw:start-shape="id7" draw:start-glue-point="2" draw:end-shape="id8" draw:end-glue-point="0" svg:d="M17604 8629l2955 3388" svg:viewBox="0 0 2956 3389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ugaring for Debug Statement</text:p>
          </draw:text-box>
        </draw:frame>
        <draw:custom-shape draw:style-name="gr30" draw:text-style-name="P4" draw:layer="layout" svg:width="26.956cm" svg:height="4.638cm" svg:x="0.523cm" svg:y="9.2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6" draw:layer="layout" svg:width="26.791cm" svg:height="4.211cm" svg:x="0.587cm" svg:y="9.597cm">
          <draw:text-box>
            <text:p text:style-name="P5"><text:span text:style-name="T31">Statement desugar</text:span><text:span text:style-name="T32">((</text:span><text:span text:style-name="T31">Statement</text:span><text:span text:style-name="T32">)`</text:span><text:span text:style-name="T30">debug</text:span><text:span text:style-name="T31"> </text:span><text:span text:style-name="T35">&lt;Expression ex&gt;</text:span><text:span text:style-name="T32">;`)</text:span><text:span text:style-name="T31"> </text:span><text:span text:style-name="T32">{</text:span></text:p>
            <text:p text:style-name="P5"><text:span text:style-name="T32"/></text:p>
            <text:p text:style-name="P5"><text:span text:style-name="T31"><text:s text:c="2"/></text:span><text:span text:style-name="T30">return</text:span><text:span text:style-name="T31"> </text:span><text:span text:style-name="T32">(</text:span><text:span text:style-name="T31">Statement</text:span><text:span text:style-name="T32">)</text:span><text:span text:style-name="T31"> </text:span><text:span text:style-name="T32">`</text:span><text:span text:style-name="T30">if</text:span><text:span text:style-name="T31"> </text:span><text:span text:style-name="T32">(</text:span><text:span text:style-name="T31">DEBUG_FLAG</text:span><text:span text:style-name="T32">)</text:span><text:span text:style-name="T31"> </text:span></text:p>
            <text:p text:style-name="P5"><text:span text:style-name="T31"><text:s text:c="21"/></text:span><text:span text:style-name="T31">' <text:s/>console</text:span><text:span text:style-name="T32">.</text:span><text:span text:style-name="T31">log</text:span><text:span text:style-name="T32">(</text:span><text:span text:style-name="T31">"DEBUG: " </text:span><text:span text:style-name="T32">+</text:span><text:span text:style-name="T31"> </text:span><text:span text:style-name="T32">(</text:span><text:span text:style-name="T35">&lt;Expression ex&gt;</text:span><text:span text:style-name="T32">));`;</text:span></text:p>
            <text:p text:style-name="P5"><text:span text:style-name="T32">}</text:span></text:p>
          </draw:text-box>
        </draw:frame>
        <draw:g xml:id="id24" draw:id="id24">
          <draw:custom-shape draw:style-name="gr32" draw:text-style-name="P18" xml:id="id9" draw:id="id9" draw:layer="layout" svg:width="25.726cm" svg:height="2.746cm" svg:x="1.407cm" svg:y="10.5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9" xml:id="id10" draw:id="id10" draw:layer="layout" svg:width="7.035cm" svg:height="1.107cm" svg:x="10.685cm" svg:y="5.699cm">
            <text:p text:style-name="P7">Return a Statement </text:p>
            <draw:enhanced-geometry svg:viewBox="0 0 21600 21600" draw:type="rectangle" draw:enhanced-path="M 0 0 L 21600 0 21600 21600 0 21600 0 0 Z N"/>
          </draw:custom-shape>
          <draw:connector draw:style-name="gr23" draw:text-style-name="P18" draw:layer="layout" draw:type="line" svg:x1="14.27cm" svg:y1="10.59cm" svg:x2="14.202cm" svg:y2="6.806cm" draw:start-shape="id9" draw:start-glue-point="0" draw:end-shape="id10" draw:end-glue-point="2" svg:d="M14270 10590l-68-3784" svg:viewBox="0 0 69 3785">
            <text:p/>
          </draw:connector>
        </draw:g>
        <draw:g xml:id="id25" draw:id="id25">
          <draw:custom-shape draw:style-name="gr34" draw:text-style-name="P18" xml:id="id11" draw:id="id11" draw:layer="layout" svg:width="22.518cm" svg:height="1.915cm" svg:x="4.245cm" svg:y="11.23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9" xml:id="id12" draw:id="id12" draw:layer="layout" svg:width="12.413cm" svg:height="1.107cm" svg:x="9.274cm" svg:y="15.227cm">
            <text:p text:style-name="P7">With a pattern that only uses base syntax </text:p>
            <draw:enhanced-geometry svg:viewBox="0 0 21600 21600" draw:type="rectangle" draw:enhanced-path="M 0 0 L 21600 0 21600 21600 0 21600 0 0 Z N"/>
          </draw:custom-shape>
          <draw:connector draw:style-name="gr36" draw:text-style-name="P18" draw:layer="layout" draw:type="line" svg:x1="15.504cm" svg:y1="13.151cm" svg:x2="15.48cm" svg:y2="15.227cm" draw:start-shape="id11" draw:end-shape="id12" draw:end-glue-point="0" svg:d="M15504 13151l-24 2076" svg:viewBox="0 0 25 2077">
            <text:p/>
          </draw:connector>
        </draw:g>
        <draw:g xml:id="id26" draw:id="id26">
          <draw:custom-shape draw:style-name="gr37" draw:text-style-name="P18" xml:id="id13" draw:id="id13" draw:layer="layout" svg:width="5.769cm" svg:height="0.901cm" svg:x="19.518cm" svg:y="12.066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9" xml:id="id14" draw:id="id14" draw:layer="layout" svg:width="10.243cm" svg:height="1.107cm" svg:x="17.304cm" svg:y="17.51cm">
            <text:p text:style-name="P7">Containing the original expression</text:p>
            <draw:enhanced-geometry svg:viewBox="0 0 21600 21600" draw:type="rectangle" draw:enhanced-path="M 0 0 L 21600 0 21600 21600 0 21600 0 0 Z N"/>
          </draw:custom-shape>
          <draw:connector draw:style-name="gr39" draw:text-style-name="P18" draw:layer="layout" draw:type="line" svg:x1="22.402cm" svg:y1="12.967cm" svg:x2="22.425cm" svg:y2="17.51cm" draw:start-shape="id13" draw:start-glue-point="2" draw:end-shape="id14" draw:end-glue-point="0" svg:d="M22402 12967l23 4543" svg:viewBox="0 0 24 4544">
            <text:p/>
          </draw:connector>
        </draw:g>
        <draw:g xml:id="id27" draw:id="id27">
          <draw:custom-shape draw:style-name="gr40" draw:text-style-name="P18" xml:id="id15" draw:id="id15" draw:layer="layout" svg:width="0.923cm" svg:height="0.531cm" svg:x="8.583cm" svg:y="12.04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9" xml:id="id16" draw:id="id16" draw:layer="layout" svg:width="8.745cm" svg:height="1.405cm" svg:x="1.337cm" svg:y="17.512cm">
            <text:p text:style-name="P7">Note the single quote (')</text:p>
            <text:p text:style-name="P7">for multiline patterns</text:p>
            <draw:enhanced-geometry svg:viewBox="0 0 21600 21600" draw:type="rectangle" draw:enhanced-path="M 0 0 L 21600 0 21600 21600 0 21600 0 0 Z N"/>
          </draw:custom-shape>
          <draw:connector draw:style-name="gr42" draw:text-style-name="P18" draw:layer="layout" draw:type="line" svg:x1="9.044cm" svg:y1="12.575cm" svg:x2="5.709cm" svg:y2="17.512cm" draw:start-shape="id15" draw:start-glue-point="2" draw:end-shape="id16" draw:end-glue-point="0" svg:d="M9044 12575l-3335 4937" svg:viewBox="0 0 3336 4938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eries 1</text:p>
          </draw:text-box>
        </draw:frame>
        <draw:frame draw:style-name="standard" draw:layer="layout" svg:width="25.198cm" svg:height="12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  <table:table-cell>
                <text:p><text:span text:style-name="T38">Javascript translati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At fields</text:span></text:p>
              </table:table-cell>
              <table:table-cell>
                <text:p><text:span text:style-name="T40">@name</text:span></text:p>
              </table:table-cell>
              <table:table-cell>
                <text:p><text:span text:style-name="T41">this</text:span><text:span text:style-name="T40">.nam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witter</text:span></text:p>
              </table:table-cell>
              <table:table-cell>
                <text:p><text:span text:style-name="T40">@(</text:span><text:span text:style-name="T42">"</text:span><text:span text:style-name="T40">obama</text:span><text:span text:style-name="T42">"</text:span><text:span text:style-name="T40">)</text:span></text:p>
              </table:table-cell>
              <table:table-cell>
                <text:p><text:span text:style-name="T40">searchAt(</text:span><text:span text:style-name="T42">"</text:span><text:span text:style-name="T40">obama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Dont</text:span></text:p>
              </table:table-cell>
              <table:table-cell>
                <text:p><text:span text:style-name="T41">dont</text:span><text:span text:style-name="T40"> </text:span><text:span text:style-name="T41">if</text:span><text:span text:style-name="T40"> (x == 3) <text:s text:c="4"/></text:span></text:p>
                <text:p><text:span text:style-name="T40"><text:s text:c="8"/></text:span><text:span text:style-name="T40">print(x)</text:span></text:p>
              </table:table-cell>
              <table:table-cell>
                <text:p><text:span text:style-name="T40">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ToDo</text:span></text:p>
              </table:table-cell>
              <table:table-cell>
                <text:p><text:span text:style-name="T41">todo</text:span><text:span text:style-name="T40"> </text:span><text:span text:style-name="T42">"</text:span><text:span text:style-name="T40">FIXME</text:span><text:span text:style-name="T42">"</text:span></text:p>
              </table:table-cell>
              <table:table-cell>
                <text:p><text:span text:style-name="T40">console.log(</text:span><text:span text:style-name="T42">"</text:span><text:span text:style-name="T40">TODO: </text:span><text:span text:style-name="T42">"</text:span><text:span text:style-name="T40"> + </text:span><text:span text:style-name="T42">"</text:span><text:span text:style-name="T40">FIXME</text:span><text:span text:style-name="T42">"</text:span><text:span text:style-name="T40">)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Unless</text:span></text:p>
              </table:table-cell>
              <table:table-cell>
                <text:p><text:span text:style-name="T41">unless</text:span><text:span text:style-name="T40"> (x == 0) x;</text:span></text:p>
              </table:table-cell>
              <table:table-cell>
                <text:p><text:span text:style-name="T41">if</text:span><text:span text:style-name="T40">(!(x ==0)) x;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9">Repeat</text:span></text:p>
              </table:table-cell>
              <table:table-cell>
                <text:p><text:span text:style-name="T41">repeat</text:span><text:span text:style-name="T40"> {} </text:span><text:span text:style-name="T41">until</text:span><text:span text:style-name="T40"> (0);</text:span></text:p>
              </table:table-cell>
              <table:table-cell>
                <text:p><text:span text:style-name="T41">do</text:span><text:span text:style-name="T40"> {} </text:span><text:span text:style-name="T41">while</text:span><text:span text:style-name="T40"> (!(0));</text:span></text:p>
              </table:table-cell>
            </table:table-row>
            <table:table-row table:style-name="ro1">
              <table:table-cell table:style-name="ce2">
                <text:p><text:span text:style-name="T39">Assert</text:span></text:p>
              </table:table-cell>
              <table:table-cell table:style-name="ce3">
                <text:p><text:span text:style-name="T41">assert</text:span><text:span text:style-name="T40"> x != null: </text:span><text:span text:style-name="T42">"</text:span><text:span text:style-name="T40">x != null</text:span><text:span text:style-name="T42">"</text:span><text:span text:style-name="T40">; </text:span></text:p>
              </table:table-cell>
              <table:table-cell table:style-name="ce4">
                <text:p><text:span text:style-name="T43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1" draw:layer="layout" svg:width="13.221cm" svg:height="0.954cm" svg:x="1.431cm" svg:y="18.158cm">
          <draw:text-box>
            <text:p>Hint: Use concrete pattern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48cm" svg:y="1.707cm" presentation:class="title" presentation:user-transformed="true">
          <draw:text-box>
            <text:p>Series 2</text:p>
          </draw:text-box>
        </draw:frame>
        <draw:frame draw:style-name="standard" draw:layer="layout" svg:width="25.898cm" svg:height="8.213cm" svg:x="1.147cm" svg:y="5.979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5">
              <table:table-cell>
                <text:p><text:span text:style-name="T38">Exercise</text:span></text:p>
              </table:table-cell>
              <table:table-cell>
                <text:p><text:span text:style-name="T38">SweeterJS Source</text:span></text:p>
              </table:table-cell>
            </table:table-row>
            <table:table-row table:style-name="ro3">
              <table:table-cell table:style-name="ce2">
                <text:p><text:span text:style-name="T39">Swap</text:span></text:p>
              </table:table-cell>
              <table:table-cell table:style-name="ce3">
                <text:p><text:span text:style-name="T41">swap</text:span><text:span text:style-name="T40"> x, y;</text:span></text:p>
              </table:table-cell>
            </table:table-row>
            <table:table-row table:style-name="ro3">
              <table:table-cell table:style-name="ce2">
                <text:p><text:span text:style-name="T39">Test</text:span></text:p>
              </table:table-cell>
              <table:table-cell table:style-name="ce3">
                <text:p><text:span text:style-name="T41">test</text:span><text:span text:style-name="T40"> 3 * 3 </text:span><text:span text:style-name="T41">should</text:span><text:span text:style-name="T40"> </text:span><text:span text:style-name="T41">be</text:span><text:span text:style-name="T40"> 9</text:span></text:p>
              </table:table-cell>
            </table:table-row>
            <table:table-row table:style-name="ro3">
              <table:table-cell table:style-name="ce2">
                <text:p><text:span text:style-name="T39">Foreach</text:span></text:p>
              </table:table-cell>
              <table:table-cell table:style-name="ce3">
                <text:p><text:span text:style-name="T41">foreach</text:span><text:span text:style-name="T40"> (</text:span><text:span text:style-name="T41">var</text:span><text:span text:style-name="T40"> x </text:span><text:span text:style-name="T41">in</text:span><text:span text:style-name="T40"> [1,2,3]) print(x)</text:span></text:p>
              </table:table-cell>
            </table:table-row>
            <table:table-row table:style-name="ro4">
              <table:table-cell table:style-name="ce2">
                <text:p><text:span text:style-name="T39">Arrows</text:span></text:p>
              </table:table-cell>
              <table:table-cell table:style-name="ce3">
                <text:p><text:span text:style-name="T40">x =&gt; </text:span><text:span text:style-name="T41">this</text:span><text:span text:style-name="T40">.x + 1</text:span></text:p>
              </table:table-cell>
            </table:table-row>
            <table:table-row table:style-name="ro5">
              <table:table-cell table:style-name="ce2">
                <text:p><text:span text:style-name="T39">Comprehension</text:span></text:p>
              </table:table-cell>
              <table:table-cell table:style-name="ce3">
                <text:p><text:span text:style-name="T40">[ i | var i in nums, i % 2 == 0 ]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4" draw:text-style-name="P11" draw:layer="layout" svg:width="14.409cm" svg:height="0.954cm" svg:x="1.154cm" svg:y="16.243cm">
          <draw:text-box>
            <text:p>Hint: you will need variable capture and renaming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ourier New', 'DejaVu Sans Mono', Courier, Monaco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modern" style:font-pitch="variable"/>
    <style:font-face style:name="Arial2" svg:font-family="Arial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Thorndale AMT2" svg:font-family="'Thorndale AMT'" style:font-family-generic="modern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Thorndale AMT1" svg:font-family="'Thorndale AMT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Hack Your Javascript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21M53S</meta:editing-duration>
    <meta:editing-cycles>314</meta:editing-cycles>
    <dc:date>2015-06-13T09:20:35.595867000</dc:date>
    <meta:generator>LibreOffice/4.4.1.2$MacOSX_X86_64 LibreOffice_project/45e2de17089c24a1fa810c8f975a7171ba4cd432</meta:generator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